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85500000640E5F295B3.png" manifest:media-type="image/png"/>
  <manifest:file-entry manifest:full-path="Pictures/1000000000000855000006409BACD830.png" manifest:media-type="image/png"/>
  <manifest:file-entry manifest:full-path="Pictures/100000000000085500000640FD66D5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4cm"/>
    </style:style>
    <style:style style:name="pr4" style:family="presentation" style:parent-style-name="Default-outline1">
      <style:graphic-properties draw:fill-color="#ffffff" draw:auto-grow-height="true" fo:min-height="13.43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2" draw:layer="layout" svg:width="20.955cm" svg:height="1.947cm" svg:x="2.98cm" svg:y="8.338cm">
          <draw:text-box>
            <text:p text:style-name="P1"><text:span text:style-name="T1">SESSION TITLE</text:span></text:p>
          </draw:text-box>
        </draw:frame>
        <draw:frame draw:style-name="gr3" draw:text-style-name="P2" draw:layer="layout" svg:width="20.182cm" svg:height="4.049cm" svg:x="3.113cm" svg:y="11.186cm">
          <draw:text-box>
            <text:p text:style-name="P1"><text:span text:style-name="T2">Speaker Name </text:span></text:p>
            <text:p text:style-name="P3"><text:span text:style-name="T2">Title, Company Name</text:span></text:p>
            <text:p text:style-name="P3"><text:span text:style-name="T2">Date</text:span><text:span text:style-name="T3"> </text:span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3.174cm" svg:x="1.4cm" svg:y="0.6cm" presentation:class="title" presentation:user-transformed="true">
          <draw:text-box>
            <text:p text:style-name="P4">Title here</text:p>
          </draw:text-box>
        </draw:frame>
        <draw:frame presentation:style-name="pr4" draw:text-style-name="P5" draw:layer="layout" svg:width="25.199cm" svg:height="13.436cm" svg:x="1.39cm" svg:y="4.026cm" presentation:class="outline" presentation:user-transformed="true">
          <draw:text-box>
            <text:p text:style-name="P4">Text with no bullets</text:p>
            <text:list text:style-name="L2">
              <text:list-item>
                <text:p text:style-name="P4">Bullets layer one</text:p>
                <text:list>
                  <text:list-item>
                    <text:p text:style-name="P4">Bullets layer two</text:p>
                    <text:list>
                      <text:list-item>
                        <text:p text:style-name="P4">Bullets layer th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draw:style-name="Mgr3" draw:text-style-name="MP3" draw:layer="backgroundobjects" svg:width="28.002cm" svg:height="21cm" svg:x="0cm" svg:y="0cm">
        <draw:image xlink:href="Pictures/100002010000085500000640E5F295B3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2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6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.002cm" svg:height="21cm" svg:x="0cm" svg:y="0cm">
        <draw:image xlink:href="Pictures/1000000000000855000006409BACD830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3" draw:layer="backgroundobjects" svg:width="28.002cm" svg:height="21cm" svg:x="0cm" svg:y="0cm">
        <draw:image xlink:href="Pictures/100000000000085500000640FD66D56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3-03-27T15:26:03</dc:date>
    <dc:language>en-US</dc:language>
    <meta:editing-cycles>126</meta:editing-cycles>
    <meta:editing-duration>P1DT4H2M44S</meta:editing-duration>
    <dc:creator>Leigh Blaylock</dc:cre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